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60,031,262,269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4,726,595,249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7,722,657,820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6,454,734,396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8,813,839,984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5,527,984,234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5,685,102,554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1,757,788,944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7,222,490,768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0,874,078,052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0,763,483,146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5,277,399,813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6,954,312,354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0,207,567,316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3,144,351,851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7,827,791,321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4,594,249,022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,354,820,143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2,736,856,828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2,138,486,532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5,222,012,660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4,128,408,565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4,756,846,15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29:44.279804944</dc:date>
    <meta:editing-duration>PT35M56S</meta:editing-duration>
    <meta:editing-cycles>16</meta:editing-cycles>
    <meta:generator>LibreOffice/7.2.6.2$Linux_X86_64 LibreOffice_project/20$Build-2</meta:generator>
    <meta:document-statistic meta:table-count="1" meta:cell-count="48" meta:object-count="0"/>
  </office:meta>
</office:document-meta>
</file>